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121" officeooo:paragraph-rsid="00020121"/>
    </style:style>
    <style:style style:name="P2" style:family="paragraph" style:parent-style-name="Standard">
      <style:text-properties officeooo:rsid="0003cd08" officeooo:paragraph-rsid="0003cd08"/>
    </style:style>
    <style:style style:name="P3" style:family="paragraph" style:parent-style-name="Standard">
      <style:text-properties officeooo:rsid="0005b656" officeooo:paragraph-rsid="0005b656"/>
    </style:style>
    <style:style style:name="P4" style:family="paragraph" style:parent-style-name="Standard">
      <style:text-properties officeooo:paragraph-rsid="000606f5"/>
    </style:style>
    <style:style style:name="P5" style:family="paragraph" style:parent-style-name="Standard">
      <style:text-properties officeooo:paragraph-rsid="0006396e"/>
    </style:style>
    <style:style style:name="P6" style:family="paragraph" style:parent-style-name="Standard">
      <style:text-properties officeooo:rsid="0006396e" officeooo:paragraph-rsid="0006396e"/>
    </style:style>
    <style:style style:name="P7" style:family="paragraph" style:parent-style-name="Standard">
      <style:text-properties officeooo:rsid="00078a5f" officeooo:paragraph-rsid="00078a5f"/>
    </style:style>
    <style:style style:name="P8" style:family="paragraph" style:parent-style-name="Standard">
      <style:text-properties officeooo:rsid="00099456" officeooo:paragraph-rsid="00099456"/>
    </style:style>
    <style:style style:name="P9" style:family="paragraph" style:parent-style-name="Standard">
      <style:text-properties officeooo:rsid="000a3666" officeooo:paragraph-rsid="000a3666"/>
    </style:style>
    <style:style style:name="P10" style:family="paragraph" style:parent-style-name="Standard">
      <style:text-properties officeooo:rsid="000b092d" officeooo:paragraph-rsid="000b092d"/>
    </style:style>
    <style:style style:name="P11" style:family="paragraph" style:parent-style-name="Standard">
      <style:text-properties officeooo:rsid="000c5294" officeooo:paragraph-rsid="000c5294"/>
    </style:style>
    <style:style style:name="P12" style:family="paragraph" style:parent-style-name="Standard">
      <style:text-properties officeooo:rsid="000ed67d" officeooo:paragraph-rsid="000ed67d"/>
    </style:style>
    <style:style style:name="P13" style:family="paragraph" style:parent-style-name="Standard">
      <style:text-properties officeooo:rsid="000f0bbd" officeooo:paragraph-rsid="000f0bbd"/>
    </style:style>
    <style:style style:name="P14" style:family="paragraph" style:parent-style-name="Standard">
      <style:text-properties officeooo:paragraph-rsid="000f0bbd"/>
    </style:style>
    <style:style style:name="P15" style:family="paragraph" style:parent-style-name="Standard">
      <style:text-properties officeooo:paragraph-rsid="00100bf9"/>
    </style:style>
    <style:style style:name="P16" style:family="paragraph" style:parent-style-name="Standard">
      <style:text-properties officeooo:paragraph-rsid="00117aec"/>
    </style:style>
    <style:style style:name="P17" style:family="paragraph" style:parent-style-name="Standard">
      <style:text-properties officeooo:paragraph-rsid="0011bc44"/>
    </style:style>
    <style:style style:name="P18" style:family="paragraph" style:parent-style-name="Standard">
      <style:text-properties officeooo:paragraph-rsid="0012d79b"/>
    </style:style>
    <style:style style:name="P19" style:family="paragraph" style:parent-style-name="Standard">
      <style:text-properties officeooo:rsid="0012d79b" officeooo:paragraph-rsid="0012d79b"/>
    </style:style>
    <style:style style:name="P20" style:family="paragraph" style:parent-style-name="Standard">
      <style:text-properties officeooo:paragraph-rsid="00135292"/>
    </style:style>
    <style:style style:name="P21" style:family="paragraph" style:parent-style-name="Standard">
      <style:text-properties officeooo:paragraph-rsid="00150824"/>
    </style:style>
    <style:style style:name="P22" style:family="paragraph" style:parent-style-name="Standard">
      <style:text-properties officeooo:rsid="0015ff11" officeooo:paragraph-rsid="0015ff11"/>
    </style:style>
    <style:style style:name="P23" style:family="paragraph" style:parent-style-name="Standard">
      <style:text-properties officeooo:paragraph-rsid="0017ce28"/>
    </style:style>
    <style:style style:name="P24" style:family="paragraph" style:parent-style-name="Standard">
      <style:text-properties officeooo:rsid="0017ce28" officeooo:paragraph-rsid="0017ce28"/>
    </style:style>
    <style:style style:name="P25" style:family="paragraph" style:parent-style-name="Standard">
      <style:text-properties officeooo:rsid="0017ea7a" officeooo:paragraph-rsid="0017ea7a"/>
    </style:style>
    <style:style style:name="P26" style:family="paragraph" style:parent-style-name="Standard">
      <style:text-properties officeooo:paragraph-rsid="0019545e"/>
    </style:style>
    <style:style style:name="P27" style:family="paragraph" style:parent-style-name="Standard">
      <style:text-properties officeooo:paragraph-rsid="001ad385"/>
    </style:style>
    <style:style style:name="P28" style:family="paragraph" style:parent-style-name="Standard">
      <style:text-properties officeooo:paragraph-rsid="001af075"/>
    </style:style>
    <style:style style:name="P29" style:family="paragraph" style:parent-style-name="Standard">
      <style:text-properties officeooo:rsid="001c8600" officeooo:paragraph-rsid="001c8600"/>
    </style:style>
    <style:style style:name="P30" style:family="paragraph" style:parent-style-name="Standard">
      <style:text-properties officeooo:rsid="001ddfed" officeooo:paragraph-rsid="001ddfed"/>
    </style:style>
    <style:style style:name="P31" style:family="paragraph" style:parent-style-name="Standard">
      <style:text-properties officeooo:rsid="001ecf45" officeooo:paragraph-rsid="001ecf45"/>
    </style:style>
    <style:style style:name="P32" style:family="paragraph" style:parent-style-name="Standard">
      <style:text-properties officeooo:rsid="001f5470" officeooo:paragraph-rsid="001f5470"/>
    </style:style>
    <style:style style:name="P33" style:family="paragraph" style:parent-style-name="Standard">
      <style:text-properties officeooo:rsid="001f7dc1" officeooo:paragraph-rsid="001f7dc1"/>
    </style:style>
    <style:style style:name="P34" style:family="paragraph" style:parent-style-name="Standard">
      <style:text-properties officeooo:rsid="00200b54" officeooo:paragraph-rsid="00200b54"/>
    </style:style>
    <style:style style:name="P35" style:family="paragraph" style:parent-style-name="Standard">
      <style:text-properties officeooo:paragraph-rsid="0020c5eb"/>
    </style:style>
    <style:style style:name="P36" style:family="paragraph" style:parent-style-name="Standard">
      <style:text-properties officeooo:paragraph-rsid="002251ab"/>
    </style:style>
    <style:style style:name="P37" style:family="paragraph" style:parent-style-name="Standard">
      <style:text-properties officeooo:paragraph-rsid="00244d8a"/>
    </style:style>
    <style:style style:name="P38" style:family="paragraph" style:parent-style-name="Standard">
      <style:text-properties officeooo:rsid="00244d8a" officeooo:paragraph-rsid="00244d8a"/>
    </style:style>
    <style:style style:name="P39" style:family="paragraph" style:parent-style-name="Standard">
      <style:text-properties officeooo:paragraph-rsid="00263b84"/>
    </style:style>
    <style:style style:name="P40" style:family="paragraph" style:parent-style-name="Standard">
      <style:text-properties officeooo:paragraph-rsid="0027da1b"/>
    </style:style>
    <style:style style:name="P41" style:family="paragraph" style:parent-style-name="Standard">
      <style:text-properties officeooo:rsid="0027da1b" officeooo:paragraph-rsid="0027da1b"/>
    </style:style>
    <style:style style:name="P42" style:family="paragraph" style:parent-style-name="Text_20_body">
      <style:text-properties officeooo:paragraph-rsid="000f0bbd"/>
    </style:style>
    <style:style style:name="P43" style:family="paragraph" style:parent-style-name="Text_20_body">
      <style:text-properties officeooo:rsid="000f0bbd" officeooo:paragraph-rsid="000f0bbd"/>
    </style:style>
    <style:style style:name="P44" style:family="paragraph" style:parent-style-name="Heading_20_3">
      <style:text-properties officeooo:rsid="0006396e" officeooo:paragraph-rsid="0006396e"/>
    </style:style>
    <style:style style:name="P45" style:family="paragraph" style:parent-style-name="Preformatted_20_Text">
      <style:text-properties officeooo:paragraph-rsid="000f0bbd"/>
    </style:style>
    <style:style style:name="P46" style:family="paragraph" style:parent-style-name="Preformatted_20_Text">
      <style:paragraph-properties fo:margin-top="0in" fo:margin-bottom="0.1965in" loext:contextual-spacing="false"/>
    </style:style>
    <style:style style:name="P47" style:family="paragraph" style:parent-style-name="Heading_20_4">
      <style:text-properties officeooo:rsid="000cc73f" officeooo:paragraph-rsid="000cc73f"/>
    </style:style>
    <style:style style:name="P48" style:family="paragraph" style:parent-style-name="Standard">
      <style:text-properties officeooo:rsid="0029ec31" officeooo:paragraph-rsid="0029ec31"/>
    </style:style>
    <style:style style:name="P49" style:family="paragraph" style:parent-style-name="Standard">
      <style:text-properties officeooo:rsid="002af775" officeooo:paragraph-rsid="002af775"/>
    </style:style>
    <style:style style:name="P50" style:family="paragraph" style:parent-style-name="Standard">
      <style:text-properties officeooo:rsid="0017ea7a" officeooo:paragraph-rsid="0017ea7a"/>
    </style:style>
    <style:style style:name="P51" style:family="paragraph" style:parent-style-name="Standard">
      <style:text-properties officeooo:rsid="002e9aa0" officeooo:paragraph-rsid="002e9aa0"/>
    </style:style>
    <style:style style:name="P52" style:family="paragraph" style:parent-style-name="Text_20_body" style:list-style-name="L1"/>
    <style:style style:name="P53" style:family="paragraph" style:parent-style-name="Preformatted_20_Text" style:list-style-name="L1"/>
    <style:style style:name="P54" style:family="paragraph" style:parent-style-name="Preformatted_20_Text" style:list-style-name="L1">
      <style:paragraph-properties fo:margin-top="0in" fo:margin-bottom="0.1965in" loext:contextual-spacing="false"/>
    </style:style>
    <style:style style:name="T1" style:family="text">
      <style:text-properties officeooo:rsid="00020121"/>
    </style:style>
    <style:style style:name="T2" style:family="text">
      <style:text-properties officeooo:rsid="000339dd"/>
    </style:style>
    <style:style style:name="T3" style:family="text">
      <style:text-properties officeooo:rsid="0006396e"/>
    </style:style>
    <style:style style:name="T4" style:family="text">
      <style:text-properties officeooo:rsid="000f0bbd"/>
    </style:style>
    <style:style style:name="T5" style:family="text">
      <style:text-properties officeooo:rsid="00100bf9"/>
    </style:style>
    <style:style style:name="T6" style:family="text">
      <style:text-properties officeooo:rsid="00117aec"/>
    </style:style>
    <style:style style:name="T7" style:family="text">
      <style:text-properties fo:font-weight="bold" officeooo:rsid="00117aec" style:font-weight-asian="bold" style:font-weight-complex="bold"/>
    </style:style>
    <style:style style:name="T8" style:family="text">
      <style:text-properties officeooo:rsid="0011bc44"/>
    </style:style>
    <style:style style:name="T9" style:family="text">
      <style:text-properties officeooo:rsid="0012d79b"/>
    </style:style>
    <style:style style:name="T10" style:family="text">
      <style:text-properties officeooo:rsid="00135292"/>
    </style:style>
    <style:style style:name="T11" style:family="text">
      <style:text-properties officeooo:rsid="00150824"/>
    </style:style>
    <style:style style:name="T12" style:family="text">
      <style:text-properties officeooo:rsid="0017ce28"/>
    </style:style>
    <style:style style:name="T13" style:family="text">
      <style:text-properties officeooo:rsid="0019545e"/>
    </style:style>
    <style:style style:name="T14" style:family="text">
      <style:text-properties officeooo:rsid="001ad385"/>
    </style:style>
    <style:style style:name="T15" style:family="text">
      <style:text-properties officeooo:rsid="001af075"/>
    </style:style>
    <style:style style:name="T16" style:family="text">
      <style:text-properties officeooo:rsid="0020c5eb"/>
    </style:style>
    <style:style style:name="T17" style:family="text">
      <style:text-properties officeooo:rsid="002251ab"/>
    </style:style>
    <style:style style:name="T18" style:family="text">
      <style:text-properties officeooo:rsid="00244d8a"/>
    </style:style>
    <style:style style:name="T19" style:family="text">
      <style:text-properties officeooo:rsid="00263b84"/>
    </style:style>
    <style:style style:name="T20" style:family="text">
      <style:text-properties officeooo:rsid="0027da1b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LOG</text:p>
      <text:p text:style-name="P1">Gestó de logs complet on tots els logs van aquest dir:</text:p>
      <text:p text:style-name="P1"/>
      <text:p text:style-name="P1">/var/log/</text:p>
      <text:p text:style-name="P1"><text:tab/>Messages</text:p>
      <text:p text:style-name="P1"><text:tab/>http<text:span text:style-name="T2">d</text:span></text:p>
      <text:p text:style-name="P1"><text:tab/>…</text:p>
      <text:p text:style-name="P1"/>
      <text:p text:style-name="P1">syslog → /var/log/messages</text:p>
      <text:p text:style-name="P1">cat -n 100 -f /var/log/messages</text:p>
      <text:p text:style-name="P1"/>
      <text:p text:style-name="P2">logrortate</text:p>
      <text:p text:style-name="P2"/>
      <text:p text:style-name="P2">Rotacio de logs cada quan va varian aquest file</text:p>
      <text:p text:style-name="P2"/>
      <text:p text:style-name="P2">cat /etc/logrotate.conf → file de configuracio</text:p>
      <text:p text:style-name="P2"/>
      <text:p text:style-name="P3">syslog-ng → chkconfig syslog-ng on</text:p>
      <text:p text:style-name="P3"/>
      <text:p text:style-name="P4"><text:span text:style-name="T1">RSYSLOG is the </text:span><text:span text:style-name="Strong_20_Emphasis"><text:span text:style-name="T1">r</text:span></text:span><text:span text:style-name="T1">ocket-fast </text:span><text:span text:style-name="Strong_20_Emphasis"><text:span text:style-name="T1">sys</text:span></text:span><text:span text:style-name="T1">tem for </text:span><text:span text:style-name="Strong_20_Emphasis"><text:span text:style-name="T1">log</text:span></text:span><text:span text:style-name="T1"> processing.</text:span></text:p>
      <text:p text:style-name="P4"/>
      <text:p text:style-name="P4"><text:span text:style-name="Teletype">sudo yum install rsyslog</text:span></text:p>
      <text:p text:style-name="P4"/>
      <text:p text:style-name="P5"/>
      <text:p text:style-name="P11">Instalar logstash</text:p>
      <text:p text:style-name="P7"/>
      <text:h text:style-name="P47" text:outline-level="4">YUM</text:h>
      <text:p text:style-name="Text_20_body">Download and install the public signing key:</text:p>
      <text:p text:style-name="P4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logstash.repo</text:span></text:p>
      <text:p text:style-name="Preformatted_20_Text">[logstash-2.3]</text:p>
      <text:p text:style-name="Preformatted_20_Text">name=Logstash repository for 2.3.x packages</text:p>
      <text:p text:style-name="Preformatted_20_Text">baseurl=http://packages.elastic.co/logstash/2.3/centos</text:p>
      <text:p text:style-name="Preformatted_20_Text">gpgcheck=1</text:p>
      <text:p text:style-name="Preformatted_20_Text">gpgkey=http://packages.elastic.co/GPG-KEY-elasticsearch</text:p>
      <text:p text:style-name="P46">enabled=1</text:p>
      <text:p text:style-name="Text_20_body">And your repository is ready for use. You can install it with:</text:p>
      <text:p text:style-name="P46">yum install logstash</text:p>
      <text:p text:style-name="P7"/>
      <text:p text:style-name="P7">logstash exemple</text:p>
      <text:p text:style-name="P5"/>
      <text:p text:style-name="P5"><text:span text:style-name="Teletype"><text:span text:style-name="T3">[root@i14 ~]# </text:span></text:span></text:p>
      <text:p text:style-name="P6">mama </text:p>
      <text:p text:style-name="P6"><text:soft-page-break/></text:p>
      <text:p text:style-name="P6">zx&lt;x </text:p>
      <text:p text:style-name="P6">Settings: Default pipeline workers: 4 </text:p>
      <text:p text:style-name="P6">Pipeline main started </text:p>
      <text:p text:style-name="P6">2016-04-29T10:23:10.209Z i14.informatica.escoladeltreball.org mama </text:p>
      <text:p text:style-name="P6">2016-04-29T10:23:10.228Z i14.informatica.escoladeltreball.org </text:p>
      <text:p text:style-name="P6">2016-04-29T10:23:10.228Z i14.informatica.escoladeltreball.org zx&lt;x </text:p>
      <text:p text:style-name="P6"/>
      <text:p text:style-name="P8">vim /etc/logstash/conf.d/logstash.conf <text:s/>(exemple)</text:p>
      <text:p text:style-name="P8"/>
      <text:p text:style-name="P8">input { </text:p>
      <text:p text:style-name="P8"><text:s text:c="2"/>file { </text:p>
      <text:p text:style-name="P8"><text:s text:c="4"/>path =&gt; "/tmp/aa.log" </text:p>
      <text:p text:style-name="P8"><text:s text:c="4"/>start_position =&gt; "beginning" </text:p>
      <text:p text:style-name="P8"><text:s text:c="2"/>} </text:p>
      <text:p text:style-name="P8">} </text:p>
      <text:p text:style-name="P8"/>
      <text:p text:style-name="P8">output { </text:p>
      <text:p text:style-name="P8"><text:s/>file { </text:p>
      <text:p text:style-name="P8"><text:s text:c="3"/>path =&gt; "/tmp/mama" </text:p>
      <text:p text:style-name="P8"><text:s/>} </text:p>
      <text:p text:style-name="P8">} </text:p>
      <text:p text:style-name="P6"/>
      <text:p text:style-name="P13">ex:</text:p>
      <text:p text:style-name="P13">output { </text:p>
      <text:p text:style-name="P13"><text:s text:c="2"/>elasticsearch { </text:p>
      <text:p text:style-name="P13"><text:s text:c="2"/>} </text:p>
      <text:p text:style-name="P13">} </text:p>
      <text:p text:style-name="P13"/>
      <text:p text:style-name="P6"/>
      <text:p text:style-name="P6"/>
      <text:p text:style-name="P9">Aixo obra el servidor pel port 9200 I espera peticions se inserir o mostrat</text:p>
      <text:p text:style-name="P9"/>
      <text:p text:style-name="P9"/>
      <text:p text:style-name="P9"/>
      <text:p text:style-name="P6"/>
      <text:p text:style-name="P6"/>
      <text:p text:style-name="P10">Instalar elasticsearch</text:p>
      <text:h text:style-name="P44" text:outline-level="3">YUM / DNF</text:h>
      <text:p text:style-name="Text_20_body">Download and install the public signing key:</text:p>
      <text:p text:style-name="P4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elasticsearch.repo</text:span></text:p>
      <text:p text:style-name="Preformatted_20_Text">[elasticsearch-2.x]</text:p>
      <text:p text:style-name="Preformatted_20_Text">name=Elasticsearch repository for 2.x packages</text:p>
      <text:p text:style-name="Preformatted_20_Text"><text:soft-page-break/>baseurl=https://packages.elastic.co/elasticsearch/2.x/centos</text:p>
      <text:p text:style-name="Preformatted_20_Text">gpgcheck=1</text:p>
      <text:p text:style-name="Preformatted_20_Text">gpgkey=https://packages.elastic.co/GPG-KEY-elasticsearch</text:p>
      <text:p text:style-name="P46">enabled=1</text:p>
      <text:p text:style-name="Text_20_body">And your repository is ready for use. You can install it with:</text:p>
      <text:p text:style-name="P46">yum install elasticsearch</text:p>
      <text:p text:style-name="Text_20_body">Or, for newer versions of Fedora and Redhat:</text:p>
      <text:p text:style-name="P46">dnf install elasticsearch</text:p>
      <text:p text:style-name="Text_20_body">Configure Elasticsearch to automatically start during bootup. If your distribution is using SysV <text:span text:style-name="Source_20_Text">init</text:span> (check with <text:span text:style-name="Source_20_Text">ps -p 1</text:span>), then you will need to run:</text:p>
      <text:p text:style-name="Text_20_body"/>
      <text:p text:style-name="P42">The repositories do <text:span text:style-name="T4">[root@i14 ~]# curl -XGET 'localhost:9200' </text:span></text:p>
      <text:p text:style-name="P43">{ </text:p>
      <text:p text:style-name="P43"><text:s text:c="2"/>"name" : "Namor McKenzie", </text:p>
      <text:p text:style-name="P43"><text:s text:c="2"/>"cluster_name" : "elasticsearch", </text:p>
      <text:p text:style-name="P43"><text:s text:c="2"/>"version" : { </text:p>
      <text:p text:style-name="P43"><text:s text:c="4"/>"number" : "2.3.2", </text:p>
      <text:p text:style-name="P43"><text:s text:c="4"/>"build_hash" : "b9e4a6acad4008027e4038f6abed7f7dba346f94", </text:p>
      <text:p text:style-name="P43"><text:s text:c="4"/>"build_timestamp" : "2016-04-21T16:03:47Z", </text:p>
      <text:p text:style-name="P43"><text:s text:c="4"/>"build_snapshot" : false, </text:p>
      <text:p text:style-name="P43"><text:s text:c="4"/>"lucene_version" : "5.5.0" </text:p>
      <text:p text:style-name="P43"><text:s text:c="2"/>}, </text:p>
      <text:p text:style-name="P43"><text:s text:c="2"/>"tagline" : "You Know, for Search" </text:p>
      <text:p text:style-name="P42"><text:span text:style-name="T4">} </text:span>not work with older rpm based distributions that still use RPM v3, like CentOS5.</text:p>
      <text:p text:style-name="P46">chkconfig --add elasticsearch</text:p>
      <text:p text:style-name="Text_20_body">Otherwise if your distribution is using <text:span text:style-name="Source_20_Text">systemd</text:span>:</text:p>
      <text:p text:style-name="Preformatted_20_Text">sudo /bin/systemctl daemon-reload</text:p>
      <text:p text:style-name="P46">sudo /bin/systemctl enable elasticsearch.service</text:p>
      <text:p text:style-name="P6"/>
      <text:p text:style-name="P6"/>
      <text:p text:style-name="P6"/>
      <text:p text:style-name="P12">systemctl restat logstash</text:p>
      <text:p text:style-name="P12"><text:soft-page-break/></text:p>
      <text:p text:style-name="P12">systemctl start elasticsearch</text:p>
      <text:p text:style-name="P6"/>
      <text:p text:style-name="P12">[root@i14 ~]# curl -XGET 'localhost:9200' </text:p>
      <text:p text:style-name="P12">{ </text:p>
      <text:p text:style-name="P12"><text:s text:c="2"/>"name" : "Namor McKenzie", </text:p>
      <text:p text:style-name="P12"><text:s text:c="2"/>"cluster_name" : "elasticsearch", </text:p>
      <text:p text:style-name="P12"><text:s text:c="2"/>"version" : { </text:p>
      <text:p text:style-name="P12"><text:s text:c="4"/>"number" : "2.3.2", </text:p>
      <text:p text:style-name="P12"><text:s text:c="4"/>"build_hash" : "b9e4a6acad4008027e4038f6abed7f7dba346f94", </text:p>
      <text:p text:style-name="P12"><text:s text:c="4"/>"build_timestamp" : "2016-04-21T16:03:47Z", </text:p>
      <text:p text:style-name="P12"><text:s text:c="4"/>"build_snapshot" : false, </text:p>
      <text:p text:style-name="P12"><text:s text:c="4"/>"lucene_version" : "5.5.0" </text:p>
      <text:p text:style-name="P12"><text:s text:c="2"/>}, </text:p>
      <text:p text:style-name="P12"><text:s text:c="2"/>"tagline" : "You Know, for Search" </text:p>
      <text:p text:style-name="P12">} </text:p>
      <text:p text:style-name="P5"/>
      <text:p text:style-name="P14"><text:span text:style-name="Teletype"><text:span text:style-name="T4">grok fa un filtrat del k vols k filtri</text:span></text:span></text:p>
      <text:p text:style-name="P14"/>
      <text:p text:style-name="P14"><text:span text:style-name="Teletype"><text:span text:style-name="T4">geoip diu ip client </text:span></text:span></text:p>
      <text:p text:style-name="P14"/>
      <text:p text:style-name="P45">curl '<text:a xlink:type="simple" xlink:href="http://localhost:9200/?pretty" text:style-name="Internet_20_link" text:visited-style-name="Visited_20_Internet_20_Link">http://localhost:9200/?pretty</text:a>'</text:p>
      <text:p text:style-name="P45"/>
      <text:p text:style-name="P45"/>
      <text:p text:style-name="P15"><text:span text:style-name="Teletype"><text:span text:style-name="T4">[root@i14 ~]# curl -XGET 'localhost:9200/logstash-2016.05.03/_search?q=response=200'</text:span></text:span></text:p>
      <text:p text:style-name="P15"/>
      <text:p text:style-name="P15"><text:span text:style-name="Teletype"><text:span text:style-name="T4"><text:s/>[root@i14 ~]# curl -XGET 'localhost:9200/logstash-2016.05.02/_search?q=host=i14' | jq . </text:span></text:span></text:p>
      <text:p text:style-name="P15"><text:span text:style-name="Teletype"><text:span text:style-name="T5"><text:s text:c="2"/>% Total <text:s text:c="3"/>% Received % Xferd <text:s/>Average Speed <text:s text:c="2"/>Time <text:s text:c="3"/>Time <text:s text:c="4"/>Time <text:s/>Current </text:span></text:span></text:p>
      <text:p text:style-name="P15"><text:span text:style-name="Teletype"><text:span text:style-name="T5"><text:s text:c="33"/>Dload <text:s/>Upload <text:s text:c="2"/>Total <text:s text:c="2"/>Spent <text:s text:c="3"/>Left <text:s/>Speed </text:span></text:span></text:p>
      <text:p text:style-name="P15"><text:span text:style-name="Teletype"><text:span text:style-name="T5">100 <text:s text:c="2"/>359 <text:s/>100 <text:s text:c="2"/>359 <text:s text:c="3"/>0 <text:s text:c="4"/>0 <text:s/>57238 <text:s text:c="5"/>0 --:--:-- --:--:-- --:--:-- 59833 </text:span></text:span></text:p>
      <text:p text:style-name="P15"><text:span text:style-name="Teletype"><text:span text:style-name="T5">{ </text:span></text:span></text:p>
      <text:p text:style-name="P15"><text:span text:style-name="Teletype"><text:span text:style-name="T5"><text:s text:c="2"/>"status": 404, </text:span></text:span></text:p>
      <text:p text:style-name="P15"><text:span text:style-name="Teletype"><text:span text:style-name="T5"><text:s text:c="2"/>"error": { </text:span></text:span></text:p>
      <text:p text:style-name="P15"><text:span text:style-name="Teletype"><text:span text:style-name="T5"><text:s text:c="4"/>"resource.id": "logstash-2016.05.02", </text:span></text:span></text:p>
      <text:p text:style-name="P15"><text:span text:style-name="Teletype"><text:span text:style-name="T5"><text:s text:c="4"/>"resource.type": "index_or_alias", </text:span></text:span></text:p>
      <text:p text:style-name="P15"><text:span text:style-name="Teletype"><text:span text:style-name="T5"><text:s text:c="4"/>"index": "logstash-2016.05.02", </text:span></text:span></text:p>
      <text:p text:style-name="P15"><text:span text:style-name="Teletype"><text:span text:style-name="T5"><text:s text:c="4"/>"reason": "no such index", </text:span></text:span></text:p>
      <text:p text:style-name="P15"><text:span text:style-name="Teletype"><text:span text:style-name="T5"><text:s text:c="4"/>"type": "index_not_found_exception", </text:span></text:span></text:p>
      <text:p text:style-name="P15"><text:span text:style-name="Teletype"><text:span text:style-name="T5"><text:s text:c="4"/>"root_cause": [ </text:span></text:span></text:p>
      <text:p text:style-name="P15"><text:span text:style-name="Teletype"><text:span text:style-name="T5"><text:s text:c="6"/>{ </text:span></text:span></text:p>
      <text:p text:style-name="P15"><text:span text:style-name="Teletype"><text:span text:style-name="T5"><text:s text:c="8"/>"resource.id": "logstash-2016.05.02", </text:span></text:span></text:p>
      <text:p text:style-name="P15"><text:span text:style-name="Teletype"><text:span text:style-name="T5"><text:s text:c="8"/>"resource.type": "index_or_alias", </text:span></text:span></text:p>
      <text:p text:style-name="P15"><text:span text:style-name="Teletype"><text:span text:style-name="T5"><text:s text:c="8"/>"index": "logstash-2016.05.02", </text:span></text:span></text:p>
      <text:p text:style-name="P15"><text:span text:style-name="Teletype"><text:span text:style-name="T5"><text:s text:c="8"/>"reason": "no such index", </text:span></text:span></text:p>
      <text:p text:style-name="P15"><text:span text:style-name="Teletype"><text:span text:style-name="T5"><text:s text:c="8"/>"type": "index_not_found_exception" </text:span></text:span></text:p>
      <text:p text:style-name="P15"><text:soft-page-break/><text:span text:style-name="Teletype"><text:span text:style-name="T5"><text:s text:c="6"/>} </text:span></text:span></text:p>
      <text:p text:style-name="P15"><text:span text:style-name="Teletype"><text:span text:style-name="T5"><text:s text:c="4"/>] </text:span></text:span></text:p>
      <text:p text:style-name="P15"><text:span text:style-name="Teletype"><text:span text:style-name="T5"><text:s text:c="2"/>} </text:span></text:span></text:p>
      <text:p text:style-name="P15"><text:span text:style-name="Teletype"><text:span text:style-name="T5">} </text:span></text:span></text:p>
      <text:p text:style-name="P15"/>
      <text:p text:style-name="P15"/>
      <text:p text:style-name="P15"/>
      <text:p text:style-name="P16"><text:span text:style-name="Teletype"><text:span text:style-name="T7">file de prova que funciona </text:span></text:span></text:p>
      <text:p text:style-name="P16"><text:span text:style-name="Teletype"/></text:p>
      <text:p text:style-name="P16"><text:span text:style-name="Teletype"><text:span text:style-name="T6">input { </text:span></text:span></text:p>
      <text:p text:style-name="P16"><text:span text:style-name="Teletype"><text:span text:style-name="T6"><text:s text:c="2"/>file { </text:span></text:span></text:p>
      <text:p text:style-name="P16"><text:span text:style-name="Teletype"><text:span text:style-name="T6"><text:s text:c="4"/>path =&gt; "/var/tmp/logstash-tutorial-dataset" </text:span></text:span></text:p>
      <text:p text:style-name="P16"><text:span text:style-name="Teletype"><text:span text:style-name="T6"><text:s text:c="4"/>start_position =&gt; "beginning"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filter { </text:span></text:span></text:p>
      <text:p text:style-name="P16"><text:span text:style-name="Teletype"><text:span text:style-name="T6"><text:s text:c="2"/>if [path] =~ "access" { </text:span></text:span></text:p>
      <text:p text:style-name="P16"><text:span text:style-name="Teletype"><text:span text:style-name="T6"><text:s text:c="4"/>mutate { replace =&gt; { "type" =&gt; "apache_access" } } </text:span></text:span></text:p>
      <text:p text:style-name="P16"><text:span text:style-name="Teletype"><text:span text:style-name="T6"><text:s text:c="4"/>grok { </text:span></text:span></text:p>
      <text:p text:style-name="P16"><text:span text:style-name="Teletype"><text:span text:style-name="T6"><text:s text:c="6"/>match =&gt; { "message" =&gt; "%{COMBINEDAPACHELOG}" } </text:span></text:span></text:p>
      <text:p text:style-name="P16"><text:span text:style-name="Teletype"><text:span text:style-name="T6"><text:s text:c="4"/>}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date { </text:span></text:span></text:p>
      <text:p text:style-name="P16"><text:span text:style-name="Teletype"><text:span text:style-name="T6"><text:s text:c="4"/>match =&gt; [ "timestamp" , "dd/MMM/yyyy:HH:mm:ss Z" 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output { </text:span></text:span></text:p>
      <text:p text:style-name="P16"><text:span text:style-name="Teletype"><text:span text:style-name="T6"><text:s text:c="2"/>elasticsearch { </text:span></text:span></text:p>
      <text:p text:style-name="P16"><text:span text:style-name="Teletype"><text:span text:style-name="T6"><text:s text:c="4"/>hosts =&gt; ["localhost:9200"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stdout { codec =&gt; rubydebug } </text:span></text:span></text:p>
      <text:p text:style-name="P17"><text:span text:style-name="Teletype"><text:span text:style-name="T6">} </text:span></text:span></text:p>
      <text:p text:style-name="P17"/>
      <text:p text:style-name="P17"><text:span text:style-name="Teletype"><text:span text:style-name="T6"><text:s text:c="12"/></text:span></text:span></text:p>
      <text:p text:style-name="P17"><text:span text:style-name="Teletype"><text:span text:style-name="T8">Instalació de kibana:</text:span></text:span></text:p>
      <text:p text:style-name="P17"><text:span text:style-name="Teletype"><text:span text:style-name="T8"><text:s text:c="57"/></text:span></text:span>Download and install the public signing key: </text:p>
      <text:list xml:id="list1585740268104192690" text:style-name="L1">
        <text:list-header>
          <text:p text:style-name="P54">rpm --import https://packages.elastic.co/GPG-KEY-elasticsearch</text:p>
        </text:list-header>
        <text:list-item>
          <text:p text:style-name="P52">Create a file named <text:span text:style-name="Source_20_Text">kibana.repo</text:span> in the <text:span text:style-name="Source_20_Text">/etc/yum.repos.d/</text:span> directory with the following contents: </text:p>
          <text:p text:style-name="P53">[kibana-4.5]</text:p>
          <text:p text:style-name="P53">name=Kibana repository for 4.5.x packages</text:p>
          <text:p text:style-name="P53">baseurl=http://packages.elastic.co/kibana/4.5/centos</text:p>
          <text:p text:style-name="P53">gpgcheck=1</text:p>
          <text:p text:style-name="P53">gpgkey=http://packages.elastic.co/GPG-KEY-elasticsearch</text:p>
          <text:p text:style-name="P54">enabled=1</text:p>
        </text:list-item>
        <text:list-item>
          <text:p text:style-name="P52"><text:soft-page-break/>Install Kibana by running the following command: </text:p>
          <text:p text:style-name="P54">yum install kibana</text:p>
          <text:p text:style-name="P52">Configure Kibana to automatically start during bootup. If your distribution is using the System V version of <text:span text:style-name="Source_20_Text">init</text:span> (check with <text:span text:style-name="Source_20_Text">ps -p 1</text:span>), run the following command:</text:p>
          <text:p text:style-name="P54">chkconfig --add kibana</text:p>
        </text:list-item>
        <text:list-item>
          <text:p text:style-name="P52">If your distribution is using <text:span text:style-name="Source_20_Text">systemd</text:span>, run the following commands instead: </text:p>
          <text:p text:style-name="P53">sudo /bin/systemctl daemon-reload</text:p>
          <text:p text:style-name="P54">sudo /bin/systemctl enable kibana.service</text:p>
        </text:list-item>
      </text:list>
      <text:p text:style-name="P18"><text:span text:style-name="Teletype"><text:span text:style-name="T6"><text:s text:c="69"/></text:span></text:span></text:p>
      <text:p text:style-name="P19">Pagines web d'interes de la instalació de tot.</text:p>
      <text:p text:style-name="P18"/>
      <text:p text:style-name="P18"><text:a xlink:type="simple" xlink:href="http://elmanytas.es/?q=node/320" text:style-name="Internet_20_link" text:visited-style-name="Visited_20_Internet_20_Link"><text:span text:style-name="Teletype"><text:span text:style-name="T9">http://elmanytas.es/?q=node/320</text:span></text:span></text:a></text:p>
      <text:p text:style-name="P18"/>
      <text:p text:style-name="P18"><text:a xlink:type="simple" xlink:href="https://www.adictosaltrabajo.com/tutoriales/introduccion-a-kibana/" text:style-name="Internet_20_link" text:visited-style-name="Visited_20_Internet_20_Link"><text:span text:style-name="Teletype"><text:span text:style-name="T9">https://www.adictosaltrabajo.com/tutoriales/introduccion-a-kibana/</text:span></text:span></text:a></text:p>
      <text:p text:style-name="P20"><text:a xlink:type="simple" xlink:href="https://www.youtube.com/watch?v=Kqs7UcCJquM" text:style-name="Internet_20_link" text:visited-style-name="Visited_20_Internet_20_Link"><text:span text:style-name="Teletype"><text:span text:style-name="T10">https://www.youtube.com/watch?v=Kqs7UcCJquM</text:span></text:span></text:a></text:p>
      <text:p text:style-name="P21"><text:a xlink:type="simple" xlink:href="https://www.youtube.com/watch?v=wHWb1d_VGp8" text:style-name="Internet_20_link" text:visited-style-name="Visited_20_Internet_20_Link"><text:span text:style-name="Teletype"><text:span text:style-name="T11">https://www.youtube.com/watch?v=wHWb1d_VGp8</text:span></text:span></text:a></text:p>
      <text:p text:style-name="P23"/>
      <text:p text:style-name="P24">logstash</text:p>
      <text:p text:style-name="P23"><text:a xlink:type="simple" xlink:href="https://www.adictosaltrabajo.com/tutoriales/logstash/" text:style-name="Internet_20_link" text:visited-style-name="Visited_20_Internet_20_Link"><text:span text:style-name="Teletype"><text:span text:style-name="T12">https://www.adictosaltrabajo.com/tutoriales/logstash/</text:span></text:span></text:a></text:p>
      <text:p text:style-name="P26"><text:a xlink:type="simple" xlink:href="http://elmanytas.es/?q=node/318" text:style-name="Internet_20_link" text:visited-style-name="Visited_20_Internet_20_Link"><text:span text:style-name="Teletype"><text:span text:style-name="T13">http://elmanytas.es/?q=node/318</text:span></text:span></text:a></text:p>
      <text:p text:style-name="P27"><text:a xlink:type="simple" xlink:href="https://www.elastic.co/products/logstash" text:style-name="Internet_20_link" text:visited-style-name="Visited_20_Internet_20_Link"><text:span text:style-name="Teletype"><text:span text:style-name="T14">https://www.elastic.co/products/logstash</text:span></text:span></text:a></text:p>
      <text:p text:style-name="P27"><text:a xlink:type="simple" xlink:href="http://www.securityartwork.es/2014/04/08/logstash-creando-un-panel-de-control-personalizado-i/" text:style-name="Internet_20_link" text:visited-style-name="Visited_20_Internet_20_Link"><text:span text:style-name="Teletype"><text:span text:style-name="T14">http://www.securityartwork.es/2014/04/08/logstash-creando-un-panel-de-control-personalizado-i/</text:span></text:span></text:a></text:p>
      <text:p text:style-name="P27"><text:a xlink:type="simple" xlink:href="http://magmax.org/blog/2014/5/12/elasticsearch-y-logstash/" text:style-name="Internet_20_link" text:visited-style-name="Visited_20_Internet_20_Link"><text:span text:style-name="Teletype"><text:span text:style-name="T14">http://magmax.org/blog/2014/5/12/elasticsearch-y-logstash/</text:span></text:span></text:a></text:p>
      <text:p text:style-name="P27"/>
      <text:p text:style-name="P28"><text:a xlink:type="simple" xlink:href="https://www.elastic.co/guide/en/logstash/current/index.html" text:style-name="Internet_20_link" text:visited-style-name="Visited_20_Internet_20_Link"><text:span text:style-name="Teletype"><text:span text:style-name="T15">https://www.elastic.co/guide/en/logstash/current/index.html</text:span></text:span></text:a></text:p>
      <text:p text:style-name="P31"><text:a xlink:type="simple" xlink:href="http://elmanytas.es/?q=node/318" text:style-name="Internet_20_link" text:visited-style-name="Visited_20_Internet_20_Link">http://elmanytas.es/?q=node/318</text:a></text:p>
      <text:p text:style-name="P31"/>
      <text:p text:style-name="P32">elasticsearch</text:p>
      <text:p text:style-name="P32"><text:a xlink:type="simple" xlink:href="https://unpocodejava.wordpress.com/2013/10/01/un-poco-de-elasticsearch/" text:style-name="Internet_20_link" text:visited-style-name="Visited_20_Internet_20_Link">https://unpocodejava.wordpress.com/2013/10/01/un-poco-de-elasticsearch/</text:a></text:p>
      <text:p text:style-name="P32"><text:a xlink:type="simple" xlink:href="https://picodotdev.github.io/blog-bitix/2014/04/introduccion-a-elasticsearch/" text:style-name="Internet_20_link" text:visited-style-name="Visited_20_Internet_20_Link">https://picodotdev.github.io/blog-bitix/2014/04/introduccion-a-elasticsearch/</text:a></text:p>
      <text:p text:style-name="P33"><text:a xlink:type="simple" xlink:href="https://www.adictosaltrabajo.com/tutoriales/primeros-pasos-elasticsearch/" text:style-name="Internet_20_link" text:visited-style-name="Visited_20_Internet_20_Link">https://www.adictosaltrabajo.com/tutoriales/primeros-pasos-elasticsearch/</text:a></text:p>
      <text:p text:style-name="P33"><text:a xlink:type="simple" xlink:href="http://es.slideshare.net/FedericoAndrsOcampo/curso-completo-de-elasticsearch" text:style-name="Internet_20_link" text:visited-style-name="Visited_20_Internet_20_Link">http://es.slideshare.net/FedericoAndrsOcampo/curso-completo-de-elasticsearch</text:a></text:p>
      <text:p text:style-name="P34"><text:a xlink:type="simple" xlink:href="http://vgrdominik.es/elasticsearch/iniciacion/" text:style-name="Internet_20_link" text:visited-style-name="Visited_20_Internet_20_Link">http://vgrdominik.es/elasticsearch/iniciacion/</text:a></text:p>
      <text:p text:style-name="P34"/>
      <text:p text:style-name="P35"><text:span text:style-name="Teletype"><text:span text:style-name="T16">kibana</text:span></text:span></text:p>
      <text:p text:style-name="P35"/>
      <text:p text:style-name="P36"><text:a xlink:type="simple" xlink:href="https://www.adictosaltrabajo.com/tutoriales/introduccion-a-kibana/" text:style-name="Internet_20_link" text:visited-style-name="Visited_20_Internet_20_Link"><text:span text:style-name="Teletype"><text:span text:style-name="T17">https://www.adictosaltrabajo.com/tutoriales/introduccion-a-kibana/</text:span></text:span></text:a></text:p>
      <text:p text:style-name="P36"/>
      <text:p text:style-name="P36"><text:a xlink:type="simple" xlink:href="https://unpocodejava.wordpress.com/2013/07/30/que-es-kibana/" text:style-name="Internet_20_link" text:visited-style-name="Visited_20_Internet_20_Link"><text:span text:style-name="Teletype"><text:span text:style-name="T17">https://unpocodejava.wordpress.com/2013/07/30/que-es-kibana/</text:span></text:span></text:a></text:p>
      <text:p text:style-name="P36"><text:a xlink:type="simple" xlink:href="https://www.elastic.co/guide/en/kibana/current/index.html" text:style-name="Internet_20_link" text:visited-style-name="Visited_20_Internet_20_Link"><text:span text:style-name="Teletype"><text:span text:style-name="T17">https://www.elastic.co/guide/en/kibana/current/index.html</text:span></text:span></text:a></text:p>
      <text:p text:style-name="P36"><text:a xlink:type="simple" xlink:href="https://www.jorgedelacruz.es/tag/zimbra-kibana/" text:style-name="Internet_20_link" text:visited-style-name="Visited_20_Internet_20_Link"><text:span text:style-name="Teletype"><text:span text:style-name="T17">https://www.jorgedelacruz.es/tag/zimbra-kibana/</text:span></text:span></text:a></text:p>
      <text:p text:style-name="P39"><text:a xlink:type="simple" xlink:href="https://www.digitalocean.com/community/tutorials/how-to-use-kibana-dashboards-and-visualizations" text:style-name="Internet_20_link" text:visited-style-name="Visited_20_Internet_20_Link"><text:span text:style-name="Teletype"><text:span text:style-name="T19">https://www.digitalocean.com/community/tutorials/how-to-use-kibana-dashboards-and-visualizations</text:span></text:span></text:a></text:p>
      <text:p text:style-name="P41"><text:soft-page-break/>file de configuració de kibana:</text:p>
      <text:p text:style-name="P40"><text:a xlink:type="simple" xlink:href="https://www.elastic.co/guide/en/kibana/current/kibana-server-properties.html" text:style-name="Internet_20_link" text:visited-style-name="Visited_20_Internet_20_Link"><text:span text:style-name="Teletype"><text:span text:style-name="T20">https://www.elastic.co/guide/en/kibana/current/kibana-server-properties.html</text:span></text:span></text:a></text:p>
      <text:p text:style-name="P40"><text:span text:style-name="Teletype"/></text:p>
      <text:p text:style-name="P36"><text:span text:style-name="Teletype"/></text:p>
      <text:p text:style-name="P29">entorn grafic elastic search vegas</text:p>
      <text:p text:style-name="P27"><text:bookmark text:name=":88.co"/><text:a xlink:type="simple" xlink:href="http://www.elastichq.org/support_plugin.html" text:style-name="Internet_20_link" text:visited-style-name="Visited_20_Internet_20_Link">http://www.elastichq.org/support_plugin.html</text:a></text:p>
      <text:p text:style-name="P30"><text:a xlink:type="simple" xlink:href="http://www.elastichq.org/" text:style-name="Internet_20_link" text:visited-style-name="Visited_20_Internet_20_Link">http://www.elastichq.org/</text:a></text:p>
      <text:p text:style-name="P32"><text:a xlink:type="simple" xlink:href="http://es.slideshare.net/FedericoAndrsOcampo/curso-completo-de-elasticsearch" text:style-name="Internet_20_link" text:visited-style-name="Visited_20_Internet_20_Link">http://es.slideshare.net/FedericoAndrsOcampo/curso-completo-de-elasticsearch</text:a></text:p>
      <text:p text:style-name="P32"/>
      <text:p text:style-name="P38">eines grafiques de elastic search</text:p>
      <text:p text:style-name="P37"><text:a xlink:type="simple" xlink:href="http://localhost:9200/_plugin/head/" text:style-name="Internet_20_link" text:visited-style-name="Visited_20_Internet_20_Link"><text:span text:style-name="Teletype"><text:span text:style-name="T18">http://localhost:9200/_plugin/head/</text:span></text:span></text:a></text:p>
      <text:p text:style-name="P37"><text:a xlink:type="simple" xlink:href="http://localhost:9200/_plugin/hq/" text:style-name="Internet_20_link" text:visited-style-name="Visited_20_Internet_20_Link"><text:span text:style-name="Teletype"><text:span text:style-name="T18">http://localhost:9200/_plugin/hq/</text:span></text:span></text:a><text:span text:style-name="Teletype"><text:span text:style-name="T18">#</text:span></text:span></text:p>
      <text:p text:style-name="P37"><text:span text:style-name="Teletype"/></text:p>
      <text:p text:style-name="P27"><text:span text:style-name="Teletype"/></text:p>
      <text:p text:style-name="P48">docker mola</text:p>
      <text:p text:style-name="P48"/>
      <text:p text:style-name="P48"><text:a xlink:type="simple" xlink:href="https://www.digitalocean.com/community/tutorials/docker-explicado-como-crear-contenedores-de-docker-corriendo-en-memcached-es" text:style-name="Internet_20_link" text:visited-style-name="Visited_20_Internet_20_Link">https://www.digitalocean.com/community/tutorials/docker-explicado-como-crear-contenedores-de-docker-corriendo-en-memcached-es</text:a></text:p>
      <text:p text:style-name="P48"/>
      <text:p text:style-name="P48"><text:a xlink:type="simple" xlink:href="https://www.digitalocean.com/community/tutorials/docker-explained-using-dockerfiles-to-automate-building-of-images" text:style-name="Internet_20_link" text:visited-style-name="Visited_20_Internet_20_Link">https://www.digitalocean.com/community/tutorials/docker-explained-using-dockerfiles-to-automate-building-of-images</text:a></text:p>
      <text:p text:style-name="P48"/>
      <text:p text:style-name="P48"/>
      <text:p text:style-name="P48">falta <text:s/>nagios </text:p>
      <text:p text:style-name="P48"><text:a xlink:type="simple" xlink:href="http://agcapa.es/instalacion-de-nagios-en-linux/" text:style-name="Internet_20_link" text:visited-style-name="Visited_20_Internet_20_Link">http://agcapa.es/instalacion-de-nagios-en-linux/</text:a></text:p>
      <text:p text:style-name="P48"><text:a xlink:type="simple" xlink:href="http://www.nettix.com.pe/documentacion/administracion/114-instalacion-de-nagios-como-cliente-en-windows-y-linux" text:style-name="Internet_20_link" text:visited-style-name="Visited_20_Internet_20_Link">http://www.nettix.com.pe/documentacion/administracion/114-instalacion-de-nagios-como-cliente-en-windows-y-linux</text:a></text:p>
      <text:p text:style-name="P48"/>
      <text:p text:style-name="P49"><text:a xlink:type="simple" xlink:href="http://www.nosolounix.com/2010/04/instalar-nagios-en-ubuntu.html" text:style-name="Internet_20_link" text:visited-style-name="Visited_20_Internet_20_Link">http://www.nosolounix.com/2010/04/instalar-nagios-en-ubuntu.html</text:a></text:p>
      <text:p text:style-name="P48"/>
      <text:p text:style-name="P48">zabbix</text:p>
      <text:p text:style-name="P49"><text:a xlink:type="simple" xlink:href="https://www.zabbix.org/wiki/Docs/protocols/zabbix_sender/2.0" text:style-name="Internet_20_link" text:visited-style-name="Visited_20_Internet_20_Link">https://www.zabbix.org/wiki/Docs/protocols/zabbix_sender/2.0</text:a></text:p>
      <text:p text:style-name="P48">que fer amb logstash amb zabbix</text:p>
      <text:p text:style-name="P48"><text:a xlink:type="simple" xlink:href="https://www.elastic.co/guide/en/logstash/current/plugins-outputs-zabbix.html" text:style-name="Internet_20_link" text:visited-style-name="Visited_20_Internet_20_Link">https://www.elastic.co/guide/en/logstash/current/plugins-outputs-zabbix.html</text:a></text:p>
      <text:p text:style-name="P51"><text:a xlink:type="simple" xlink:href="http://blog.capacityacademy.com/2014/01/21/como-instalar-zabbix-en-linux-centosrhelfedora/" text:style-name="Internet_20_link" text:visited-style-name="Visited_20_Internet_20_Link">http://blog.capacityacademy.com/2014/01/21/como-instalar-zabbix-en-linux-centosrhelfedora/</text:a></text:p>
      <text:p text:style-name="P51"/>
      <text:p text:style-name="P21"><text:span text:style-name="Teletype"><text:span text:style-name="T11">index--&gt; fons dinformacio</text:span></text:span></text:p>
      <text:p text:style-name="P21"><text:span text:style-name="Teletype"/></text:p>
      <text:p text:style-name="P18"><text:span text:style-name="Teletype"><text:span text:style-name="T9"><text:s text:c="17"/></text:span></text:span></text:p>
      <text:p text:style-name="P22">filtres</text:p>
      <text:p text:style-name="P22"/>
      <text:p text:style-name="P18"><text:a xlink:type="simple" xlink:href="https://www.elastic.co/guide/en/logstash/current/plugins-filters-grok.html" office:target-frame-name="blank" xlink:show="replace" text:style-name="Internet_20_link" text:visited-style-name="Visited_20_Internet_20_Link">Grok</text:a> que permite parsear texto con expresiones regulares. </text:p>
      <text:p text:style-name="P18"/>
      <text:p text:style-name="P25">Elasticsearch grafic</text:p>
      <text:p text:style-name="P25"/>
      <text:p text:style-name="P25">[root@i14 ~]# rpm -ql elasticsearch | grep plugin </text:p>
      <text:p text:style-name="P25">/usr/share/elasticsearch/bin/plugin </text:p>
      <text:p text:style-name="P25">/usr/share/elasticsearch/modules/lang-expression/plugin-descriptor.properties </text:p>
      <text:p text:style-name="P25"><text:soft-page-break/>/usr/share/elasticsearch/modules/lang-expression/plugin-security.policy </text:p>
      <text:p text:style-name="P25">/usr/share/elasticsearch/modules/lang-groovy/plugin-descriptor.properties </text:p>
      <text:p text:style-name="P25">/usr/share/elasticsearch/modules/lang-groovy/plugin-security.policy </text:p>
      <text:p text:style-name="P25">/usr/share/elasticsearch/modules/reindex/plugin-descriptor.properties </text:p>
      <text:p text:style-name="P25">/usr/share/elasticsearch/plugins </text:p>
      <text:p text:style-name="P25"/>
      <text:p text:style-name="P25"/>
      <text:p text:style-name="P25">[root@i14 ~]# ln -s /usr/share/elasticsearch/bin/plugin </text:p>
      <text:p text:style-name="P25">[root@i14 ~]# ln -s /usr/share/elasticsearch/bin/plugin /bin/plugin </text:p>
      <text:p text:style-name="P25"/>
      <text:p text:style-name="P25">plugin install mobz/elasticsearch-head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48224562 </meta:initial-creator>
    <meta:creation-date>2016-04-29T09:49:39.265602022</meta:creation-date>
    <dc:date>2016-05-16T18:30:38.963647965</dc:date>
    <dc:creator>jordii9 </dc:creator>
    <meta:editing-duration>PT9H56M8S</meta:editing-duration>
    <meta:editing-cycles>40</meta:editing-cycles>
    <meta:generator>LibreOffice/4.4.3.2$Linux_X86_64 LibreOffice_project/40$Build-2</meta:generator>
    <meta:document-statistic meta:table-count="0" meta:image-count="0" meta:object-count="0" meta:page-count="8" meta:paragraph-count="234" meta:word-count="780" meta:character-count="8840" meta:non-whitespace-character-count="7737"/>
  </office:meta>
</office:document-meta>
</file>